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400000384DD4F33E4DB3FEBE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87cm, 5.401cm, 0.585cm, 6.75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423cm" svg:height="34.957cm" draw:transform="skewX (-0.0195476876223365) rotate (1.83695903772403) translate (6.445cm 25.909cm)">
          <draw:image xlink:href="Pictures/100000000000038400000384DD4F33E4DB3FEBE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8.423cm" svg:height="34.957cm" draw:transform="skewX (-0.0195476876223365) rotate (1.83695903772403) translate (6.445cm 25.909cm)">
          <draw:image xlink:href="Pictures/100000000000038400000384DD4F33E4DB3FEBE1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8.423cm" svg:height="34.957cm" draw:transform="skewX (-0.0195476876223365) rotate (1.83695903772403) translate (0.448cm 25.909cm)">
          <draw:image xlink:href="Pictures/100000000000038400000384DD4F33E4DB3FEBE1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642cm" svg:x="1cm" svg:y="3.099cm"/>
      <draw:page-thumbnail draw:layer="backgroundobjects" svg:width="9.294cm" svg:height="5.642cm" svg:x="1cm" svg:y="11.147cm"/>
      <draw:page-thumbnail draw:layer="backgroundobjects" svg:width="9.294cm" svg:height="5.642cm" svg:x="1cm" svg:y="19.195cm"/>
      <draw:page-thumbnail draw:layer="backgroundobjects" svg:width="9.294cm" svg:height="5.642cm" svg:x="11.295cm" svg:y="3.099cm"/>
      <draw:page-thumbnail draw:layer="backgroundobjects" svg:width="9.294cm" svg:height="5.642cm" svg:x="11.295cm" svg:y="11.147cm"/>
      <draw:page-thumbnail draw:layer="backgroundobjects" svg:width="9.294cm" svg:height="5.642cm" svg:x="11.295cm" svg:y="19.195cm"/>
    </style:handout-master>
    <style:master-page style:name="Default" style:page-layout-name="PM1" draw:style-name="Mdp1">
      <draw:frame presentation:style-name="Default-title" draw:layer="backgroundobjects" svg:width="30.229cm" svg:height="3.273cm" svg:x="2.67cm" svg:y="1.772cm" presentation:class="title" presentation:placeholder="true">
        <draw:text-box/>
      </draw:frame>
      <draw:frame presentation:style-name="Default-outline1" draw:layer="backgroundobjects" svg:width="30.229cm" svg:height="11.373cm" svg:x="2.67cm" svg:y="5.579cm" presentation:class="outline" presentation:placeholder="true">
        <draw:text-box/>
      </draw:frame>
      <draw:frame presentation:style-name="Mpr1" draw:text-style-name="MP2" draw:layer="backgroundobjects" svg:width="7.825cm" svg:height="1.351cm" svg:x="2.67cm" svg:y="18.8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0.646cm" svg:height="1.351cm" svg:x="12.478cm" svg:y="18.8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7.825cm" svg:height="1.351cm" svg:x="25.074cm" svg:y="18.85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Anatoli Arkhipenko</meta:initial-creator>
    <meta:creation-date>2020-05-03T14:13:18.576000000</meta:creation-date>
    <dc:date>2020-05-03T14:23:33.416000000</dc:date>
    <dc:creator>Anatoli Arkhipenko</dc:creator>
    <meta:editing-duration>PT10M15S</meta:editing-duration>
    <meta:editing-cycles>3</meta:editing-cycles>
    <meta:generator>LibreOffice/6.3.5.2$Windows_X86_64 LibreOffice_project/dd0751754f11728f69b42ee2af66670068624673</meta:generator>
    <meta:document-statistic meta:object-count="30"/>
  </office:meta>
</office:document-meta>
</file>